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weight="bold" officeooo:rsid="00161588" officeooo:paragraph-rsid="00161588" style:font-weight-asian="bold" style:font-weight-complex="bold"/>
    </style:style>
    <style:style style:name="P2" style:family="paragraph" style:parent-style-name="Standard">
      <style:text-properties fo:font-weight="bold" officeooo:rsid="001b4bcd" officeooo:paragraph-rsid="001b4bcd" style:font-weight-asian="bold" style:font-weight-complex="bold"/>
    </style:style>
    <style:style style:name="P3" style:family="paragraph" style:parent-style-name="Standard">
      <style:text-properties fo:font-weight="bold" officeooo:rsid="001ce4ec" officeooo:paragraph-rsid="001ce4ec" style:font-weight-asian="bold" style:font-weight-complex="bold"/>
    </style:style>
    <style:style style:name="P4" style:family="paragraph" style:parent-style-name="Standard">
      <style:text-properties fo:font-weight="bold" officeooo:rsid="002978e3" officeooo:paragraph-rsid="002978e3" style:font-weight-asian="bold" style:font-weight-complex="bold"/>
    </style:style>
    <style:style style:name="P5" style:family="paragraph" style:parent-style-name="Standard">
      <style:paragraph-properties fo:text-align="end" style:justify-single-word="false"/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6" style:family="paragraph" style:parent-style-name="Standard">
      <style:text-properties fo:language="zxx" fo:country="none" fo:font-style="italic" fo:font-weight="bold" officeooo:rsid="00161588" officeooo:paragraph-rsid="0016158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7" style:family="paragraph" style:parent-style-name="Standard">
      <style:text-properties fo:font-style="italic" fo:font-weight="normal" officeooo:paragraph-rsid="0012901a" style:font-style-asian="italic" style:font-weight-asian="normal" style:font-style-complex="italic" style:font-weight-complex="normal"/>
    </style:style>
    <style:style style:name="P8" style:family="paragraph" style:parent-style-name="Standard" style:list-style-name="L1">
      <style:text-properties fo:font-style="italic" fo:font-weight="bold" officeooo:rsid="0012901a" officeooo:paragraph-rsid="0012901a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fo:font-style="italic" fo:font-weight="bold" officeooo:rsid="0012901a" officeooo:paragraph-rsid="00184fc5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fo:font-style="italic" fo:font-weight="bold" officeooo:rsid="0025034e" officeooo:paragraph-rsid="0025034e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fo:font-style="italic" fo:font-weight="bold" officeooo:rsid="0036600b" officeooo:paragraph-rsid="0025034e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fo:font-style="italic" fo:font-weight="bold" officeooo:rsid="001b4bcd" officeooo:paragraph-rsid="001b4bcd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fo:font-style="italic" fo:font-weight="normal" officeooo:rsid="002b5aea" officeooo:paragraph-rsid="0038b4e2" style:font-style-asian="italic" style:font-weight-asian="normal" style:font-style-complex="italic" style:font-weight-complex="normal"/>
    </style:style>
    <style:style style:name="P14" style:family="paragraph" style:parent-style-name="Standard" style:list-style-name="L1">
      <style:paragraph-properties fo:text-align="end" style:justify-single-word="false"/>
      <style:text-properties fo:font-style="italic" fo:font-weight="normal" officeooo:rsid="0012901a" officeooo:paragraph-rsid="0012901a" style:font-style-asian="italic" style:font-weight-asian="normal" style:font-style-complex="italic" style:font-weight-complex="normal"/>
    </style:style>
    <style:style style:name="P15" style:family="paragraph" style:parent-style-name="Standard" style:list-style-name="L1">
      <style:text-properties fo:font-style="italic" fo:font-weight="normal" officeooo:rsid="0012901a" officeooo:paragraph-rsid="00184fc5" style:font-style-asian="italic" style:font-weight-asian="normal" style:font-style-complex="italic" style:font-weight-complex="normal"/>
    </style:style>
    <style:style style:name="P16" style:family="paragraph" style:parent-style-name="Standard" style:list-style-name="L1">
      <style:text-properties fo:font-style="italic" fo:font-weight="normal" officeooo:rsid="00161588" officeooo:paragraph-rsid="00161588" style:font-style-asian="italic" style:font-weight-asian="normal" style:font-style-complex="italic" style:font-weight-complex="normal"/>
    </style:style>
    <style:style style:name="P17" style:family="paragraph" style:parent-style-name="Standard" style:list-style-name="L1">
      <style:text-properties fo:font-style="italic" fo:font-weight="normal" officeooo:rsid="00161588" officeooo:paragraph-rsid="002b31a9" style:font-style-asian="italic" style:font-weight-asian="normal" style:font-style-complex="italic" style:font-weight-complex="normal"/>
    </style:style>
    <style:style style:name="P18" style:family="paragraph" style:parent-style-name="Standard">
      <style:text-properties fo:font-style="italic" fo:font-weight="normal" officeooo:rsid="00161588" officeooo:paragraph-rsid="002b31a9" style:font-style-asian="italic" style:font-weight-asian="normal" style:font-style-complex="italic" style:font-weight-complex="normal"/>
    </style:style>
    <style:style style:name="P19" style:family="paragraph" style:parent-style-name="Standard" style:list-style-name="L1">
      <style:text-properties fo:language="zxx" fo:country="none" fo:font-style="italic" fo:font-weight="normal" officeooo:rsid="00161588" officeooo:paragraph-rsid="0012901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0" style:family="paragraph" style:parent-style-name="Standard" style:list-style-name="L1"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1" style:family="paragraph" style:parent-style-name="Standard" style:list-style-name="L1">
      <style:text-properties fo:language="zxx" fo:country="none" fo:font-style="italic" fo:font-weight="normal" officeooo:rsid="00161588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2" style:family="paragraph" style:parent-style-name="Standard" style:list-style-name="L1">
      <style:text-properties fo:language="zxx" fo:country="none" fo:font-style="italic" fo:font-weight="normal" officeooo:rsid="00161588" officeooo:paragraph-rsid="001ce4ec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3" style:family="paragraph" style:parent-style-name="Standard" style:list-style-name="L1">
      <style:text-properties fo:language="zxx" fo:country="none" fo:font-style="italic" fo:font-weight="normal" officeooo:rsid="00161588" officeooo:paragraph-rsid="00393c4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4" style:family="paragraph" style:parent-style-name="Standard" style:list-style-name="L1">
      <style:paragraph-properties fo:text-align="end" style:justify-single-word="false"/>
      <style:text-properties fo:language="zxx" fo:country="none" fo:font-style="italic" fo:font-weight="normal" officeooo:rsid="00161588" officeooo:paragraph-rsid="0016158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5" style:family="paragraph" style:parent-style-name="Standard" style:list-style-name="L1">
      <style:text-properties fo:language="zxx" fo:country="none" fo:font-style="italic" fo:font-weight="normal" officeooo:rsid="002b31a9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6" style:family="paragraph" style:parent-style-name="Standard" style:list-style-name="L1">
      <style:text-properties fo:language="zxx" fo:country="none" fo:font-style="italic" fo:font-weight="normal" officeooo:rsid="002b31a9" officeooo:paragraph-rsid="0032473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7" style:family="paragraph" style:parent-style-name="Standard" style:list-style-name="L1">
      <style:text-properties fo:language="zxx" fo:country="none" fo:font-style="italic" fo:font-weight="normal" officeooo:rsid="001b4bcd" officeooo:paragraph-rsid="001b4bcd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8" style:family="paragraph" style:parent-style-name="Standard" style:list-style-name="L1">
      <style:text-properties fo:language="zxx" fo:country="none" fo:font-style="italic" fo:font-weight="normal" officeooo:rsid="0024b628" officeooo:paragraph-rsid="0024b628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29" style:family="paragraph" style:parent-style-name="Standard" style:list-style-name="L1">
      <style:text-properties fo:language="zxx" fo:country="none" fo:font-style="italic" fo:font-weight="normal" officeooo:rsid="0024b628" officeooo:paragraph-rsid="002b31a9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0" style:family="paragraph" style:parent-style-name="Standard" style:list-style-name="L1">
      <style:text-properties fo:language="zxx" fo:country="none" fo:font-style="italic" fo:font-weight="normal" officeooo:rsid="0024b628" officeooo:paragraph-rsid="0033ccd3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fo:language="zxx" fo:country="none" fo:font-style="italic" fo:font-weight="normal" officeooo:rsid="0024b628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2" style:family="paragraph" style:parent-style-name="Standard" style:list-style-name="L1">
      <style:text-properties fo:language="zxx" fo:country="none" fo:font-style="italic" fo:font-weight="normal" officeooo:rsid="002b5aea" officeooo:paragraph-rsid="002b5aea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3" style:family="paragraph" style:parent-style-name="Standard" style:list-style-name="L1">
      <style:text-properties fo:language="zxx" fo:country="none" fo:font-style="italic" fo:font-weight="normal" officeooo:rsid="0031baf6" officeooo:paragraph-rsid="0031baf6" style:language-asian="zxx" style:country-asian="none" style:font-style-asian="italic" style:font-weight-asian="normal" style:language-complex="zxx" style:country-complex="none" style:font-style-complex="italic" style:font-weight-complex="normal"/>
    </style:style>
    <style:style style:name="P34" style:family="paragraph" style:parent-style-name="Standard" style:list-style-name="L1">
      <style:text-properties fo:language="zxx" fo:country="none" fo:font-style="italic" fo:font-weight="bold" officeooo:rsid="00161588" officeooo:paragraph-rsid="00161588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5" style:family="paragraph" style:parent-style-name="Standard" style:list-style-name="L1">
      <style:text-properties fo:language="zxx" fo:country="none" fo:font-style="italic" fo:font-weight="bold" officeooo:rsid="00161588" officeooo:paragraph-rsid="0032473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6" style:family="paragraph" style:parent-style-name="Standard" style:list-style-name="L1">
      <style:text-properties fo:language="zxx" fo:country="none" fo:font-style="italic" fo:font-weight="bold" officeooo:rsid="00161588" officeooo:paragraph-rsid="00393c4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7" style:family="paragraph" style:parent-style-name="Standard" style:list-style-name="L1">
      <style:text-properties fo:language="zxx" fo:country="none" fo:font-style="italic" fo:font-weight="bold" officeooo:rsid="0031baf6" officeooo:paragraph-rsid="00393c4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8" style:family="paragraph" style:parent-style-name="Standard" style:list-style-name="L1">
      <style:text-properties fo:language="zxx" fo:country="none" fo:font-style="italic" fo:font-weight="bold" officeooo:rsid="001b4bcd" officeooo:paragraph-rsid="00393c4d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39" style:family="paragraph" style:parent-style-name="Standard" style:list-style-name="L1">
      <style:text-properties fo:language="zxx" fo:country="none" fo:font-style="italic" fo:font-weight="bold" officeooo:rsid="001f2ff7" officeooo:paragraph-rsid="001f2ff7" style:language-asian="zxx" style:country-asian="none" style:font-style-asian="italic" style:font-weight-asian="bold" style:language-complex="zxx" style:country-complex="none" style:font-style-complex="italic" style:font-weight-complex="bold"/>
    </style:style>
    <style:style style:name="P40" style:family="paragraph" style:parent-style-name="Standard" style:list-style-name="L1">
      <style:text-properties fo:font-weight="bold" officeooo:rsid="00161588" officeooo:paragraph-rsid="00161588" style:font-weight-asian="bold" style:font-weight-complex="bold"/>
    </style:style>
    <style:style style:name="T1" style:family="text">
      <style:text-properties officeooo:rsid="00184fc5"/>
    </style:style>
    <style:style style:name="T2" style:family="text">
      <style:text-properties officeooo:rsid="001ce4ec"/>
    </style:style>
    <style:style style:name="T3" style:family="text">
      <style:text-properties officeooo:rsid="001d6643"/>
    </style:style>
    <style:style style:name="T4" style:family="text">
      <style:text-properties officeooo:rsid="002864dd"/>
    </style:style>
    <style:style style:name="T5" style:family="text">
      <style:text-properties officeooo:rsid="002b31a9"/>
    </style:style>
    <style:style style:name="T6" style:family="text">
      <style:text-properties officeooo:rsid="002b5aea"/>
    </style:style>
    <style:style style:name="T7" style:family="text">
      <style:text-properties officeooo:rsid="002b7eaa"/>
    </style:style>
    <style:style style:name="T8" style:family="text">
      <style:text-properties officeooo:rsid="002fd95b"/>
    </style:style>
    <style:style style:name="T9" style:family="text">
      <style:text-properties officeooo:rsid="00303d3c"/>
    </style:style>
    <style:style style:name="T10" style:family="text">
      <style:text-properties officeooo:rsid="00316fac"/>
    </style:style>
    <style:style style:name="T11" style:family="text">
      <style:text-properties officeooo:rsid="0031baf6"/>
    </style:style>
    <style:style style:name="T12" style:family="text">
      <style:text-properties officeooo:rsid="0032473d"/>
    </style:style>
    <style:style style:name="T13" style:family="text">
      <style:text-properties officeooo:rsid="0033ccd3"/>
    </style:style>
    <style:style style:name="T14" style:family="text">
      <style:text-properties officeooo:rsid="0034a934"/>
    </style:style>
    <style:style style:name="T15" style:family="text">
      <style:text-properties officeooo:rsid="00355be4"/>
    </style:style>
    <style:style style:name="T16" style:family="text">
      <style:text-properties officeooo:rsid="0036600b"/>
    </style:style>
    <style:style style:name="T17" style:family="text">
      <style:text-properties officeooo:rsid="0038b4e2"/>
    </style:style>
    <style:style style:name="T18" style:family="text">
      <style:text-properties officeooo:rsid="00393c4d"/>
    </style:style>
    <style:style style:name="T19" style:family="text">
      <style:text-properties fo:font-weight="bold" officeooo:rsid="00393c4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adastro/Login/Logo<text:span text:style-name="T14">ut</text:span></text:p>
      <text:p text:style-name="P7"/>
      <text:list xml:id="list2063656929" text:style-name="L1">
        <text:list-item>
          <text:p text:style-name="P8">Sendo usuária posso fazer login para utilizar o app;</text:p>
          <text:p text:style-name="P10"><text:span text:style-name="T16">email</text:span>, senha</text:p>
          <text:p text:style-name="P14"/>
        </text:list-item>
        <text:list-item>
          <text:p text:style-name="P9">Sendo usuária posso <text:span text:style-name="T1">recuperar minha senha caso esqueça a mesma</text:span> para <text:span text:style-name="T1">poder </text:span>utilizar o app;</text:p>
          <text:p text:style-name="P11">email</text:p>
          <text:p text:style-name="P15"/>
        </text:list-item>
        <text:list-item>
          <text:p text:style-name="P12">Sendo usuária posso efetuar logo<text:span text:style-name="T10">ut </text:span>do app para impedir terceiros a usarem o meu perfil;</text:p>
        </text:list-item>
      </text:list>
      <text:p text:style-name="P2"/>
      <text:p text:style-name="P4"><text:span text:style-name="T7">U</text:span>suária</text:p>
      <text:list xml:id="list160818054240041" text:continue-numbering="true" text:style-name="L1">
        <text:list-header>
          <text:p text:style-name="P19"/>
        </text:list-header>
        <text:list-item>
          <text:p text:style-name="P39">Sendo usuária posso <text:span text:style-name="T15">adicionar</text:span> amigos<text:span text:style-name="T5">(as)</text:span> <text:span text:style-name="T15">no</text:span> app para poderem acessar as informações compartilhadas no app <text:span text:style-name="T4">e serem meus seguidores</text:span>;</text:p>
          <text:p text:style-name="P20"/>
        </text:list-item>
        <text:list-item>
          <text:p text:style-name="P34">Sendo usuária posso postar textos <text:span text:style-name="T18">na minha timeline </text:span>para compartilhar com meus <text:span text:style-name="T4">seguidores</text:span>;</text:p>
          <text:p text:style-name="P20"/>
        </text:list-item>
        <text:list-item>
          <text:p text:style-name="P23">Sendo usuária posso postar fotos <text:span text:style-name="T18">na</text:span><text:span text:style-name="T19"> </text:span><text:span text:style-name="T18">minha</text:span><text:span text:style-name="T19"> </text:span><text:span text:style-name="T18">timeline</text:span><text:span text:style-name="T19"> </text:span>para compartilhar com meus <text:span text:style-name="T4">seguidores</text:span>;</text:p>
          <text:p text:style-name="P20"/>
        </text:list-item>
        <text:list-item>
          <text:p text:style-name="P23">Sendo usuária posso postar videos <text:span text:style-name="T18">na</text:span><text:span text:style-name="T19"> </text:span><text:span text:style-name="T18">minha</text:span><text:span text:style-name="T19"> </text:span><text:span text:style-name="T18">timeline</text:span> para compartilhar com meus <text:span text:style-name="T4">seguidores</text:span>;</text:p>
          <text:p text:style-name="P25"/>
        </text:list-item>
        <text:list-item>
          <text:p text:style-name="P37">Sendo usuária posso visualizar<text:span text:style-name="T18"> minha timeline</text:span> para verificar as informações nela contidas;</text:p>
          <text:p text:style-name="P24"/>
        </text:list-item>
        <text:list-item>
          <text:p text:style-name="P38">Sendo usuária posso excluir as postagens realizadas <text:span text:style-name="T18">na minha timeline </text:span>para impedir de que meus <text:span text:style-name="T4">seguidores</text:span> possam ver o conteúdo compartilhado anteriormente;</text:p>
          <text:p text:style-name="P27"/>
        </text:list-item>
        <text:list-item>
          <text:p text:style-name="P36">Sendo usuária posso <text:span text:style-name="T12">visualizar</text:span> <text:span text:style-name="T18">as postagens</text:span> dos <text:span text:style-name="T4">seguidores</text:span> <text:span text:style-name="T18">na minha timeline</text:span> para interagir com <text:span text:style-name="T4">os mesmos</text:span>;</text:p>
          <text:p text:style-name="P21"/>
        </text:list-item>
        <text:list-item>
          <text:p text:style-name="P28">Sendo usuária posso criar <text:span text:style-name="T11">a</text:span> lista de chá de fralda para enviar os itens da mesma para meus <text:span text:style-name="T4">seguidores</text:span>;</text:p>
          <text:p text:style-name="P28"/>
        </text:list-item>
        <text:list-item>
          <text:p text:style-name="P31">Sendo usuária posso <text:span text:style-name="T11">visualizar a </text:span>lista de chá de fralda para <text:span text:style-name="T11">verifcar</text:span> os itens <text:span text:style-name="T11">incluídos n</text:span>a mesma;</text:p>
          <text:p text:style-name="P28"/>
        </text:list-item>
        <text:list-item>
          <text:p text:style-name="P28">Sendo usuária posso editar a lista de chá de fralda para adicionar ou remover itens da mesma;</text:p>
          <text:p text:style-name="P28"/>
        </text:list-item>
        <text:list-item>
          <text:p text:style-name="P32">Sendo usuária posso inserir o local do chá de fralda na lista para informar aos seguidores(as) onde será o mesmo;</text:p>
        </text:list-item>
      </text:list>
      <text:p text:style-name="P5"/>
      <text:list xml:id="list160817877391016" text:continue-numbering="true" text:style-name="L1">
        <text:list-item>
          <text:p text:style-name="P25">Sendo usuária <text:span text:style-name="T6">posso</text:span> inserir um evento no calendário para poder me <text:span text:style-name="T9">organizar</text:span>;</text:p>
          <text:p text:style-name="P25"/>
        </text:list-item>
        <text:list-item>
          <text:p text:style-name="P26">Sendo usuária <text:span text:style-name="T6">posso</text:span> <text:span text:style-name="T12">visualizar </text:span>um evento no calendário para <text:span text:style-name="T12">ter acesso das suas informações</text:span>;</text:p>
          <text:p text:style-name="P25"/>
        </text:list-item>
        <text:list-item>
          <text:p text:style-name="P25">Sendo usuária <text:span text:style-name="T6">posso</text:span> editar um evento no calendário para poder corrigir alguma <text:soft-page-break/>informação incoerente;</text:p>
          <text:p text:style-name="P25"/>
        </text:list-item>
        <text:list-item>
          <text:p text:style-name="P33">Sendo usuária posso apagar um evento no calendário para remover do mesmo;</text:p>
        </text:list-item>
      </text:list>
      <text:p text:style-name="P1"/>
      <text:p text:style-name="P1"/>
      <text:p text:style-name="P4">Seguidor<text:span text:style-name="T7">(a)</text:span></text:p>
      <text:list xml:id="list160818634856911" text:continue-numbering="true" text:style-name="L1">
        <text:list-header>
          <text:p text:style-name="P20"/>
        </text:list-header>
        <text:list-item>
          <text:p text:style-name="P36">Sendo <text:span text:style-name="T4">seguidor(a)</text:span> posso comentar <text:span text:style-name="T18">as atualizações da timeline</text:span> do usuária para interagir com o usuária gestante sobre o assunto compartilhado;</text:p>
          <text:p text:style-name="P35"/>
        </text:list-item>
        <text:list-item>
          <text:p text:style-name="P36">Sendo <text:span text:style-name="T4">seguidor(a)</text:span> posso <text:span text:style-name="T13">visualizar o </text:span>coment<text:span text:style-name="T2">ário na timeline</text:span> d<text:span text:style-name="T18">a</text:span> usuária para <text:span text:style-name="T12">poder interagir com o assunto;</text:span></text:p>
        </text:list-item>
      </text:list>
      <text:p text:style-name="P6"/>
      <text:list xml:id="list160819838807697" text:continue-numbering="true" text:style-name="L1">
        <text:list-item>
          <text:p text:style-name="P36">Sendo <text:span text:style-name="T4">seguidor(a)</text:span> posso <text:span text:style-name="T2">excluir meu </text:span>coment<text:span text:style-name="T2">ário na timeline da usuária</text:span> para <text:span text:style-name="T2">impedir</text:span> <text:span text:style-name="T2">que</text:span> <text:span text:style-name="T5">a</text:span> usuária <text:span text:style-name="T5">ou seguidores(as) possam ver meu comentário;</text:span></text:p>
          <text:p text:style-name="P22"/>
        </text:list-item>
        <text:list-item>
          <text:p text:style-name="P29">Sendo <text:span text:style-name="T4">seguidor(a)</text:span> posso selecionar um ou mais itens da lista de chá de fralda para avisar aos outros<text:span text:style-name="T5">(as)</text:span> <text:span text:style-name="T5">seguidores(as) </text:span>que já foi escolhido um ou mais itens da lista;</text:p>
          <text:p text:style-name="P29"/>
        </text:list-item>
        <text:list-item>
          <text:p text:style-name="P30">Sendo <text:span text:style-name="T4">seguidor(a)</text:span> posso <text:span text:style-name="T13">remover da seleção</text:span> um ou mais itens da lista de chá de fralda para avisar aos outros<text:span text:style-name="T5">(as)</text:span> <text:span text:style-name="T5">seguidores(as) </text:span>que já foi <text:span text:style-name="T13">liberado novamente os itens da lista</text:span>;</text:p>
          <text:p text:style-name="P29"/>
        </text:list-item>
      </text:list>
      <text:p text:style-name="P3"/>
      <text:p text:style-name="P3">Sistema</text:p>
      <text:list xml:id="list160819005562703" text:continue-numbering="true" text:style-name="L1">
        <text:list-header>
          <text:p text:style-name="P40"/>
        </text:list-header>
        <text:list-item>
          <text:p text:style-name="P16">Sendo <text:span text:style-name="T3">gerenciador de eventos do </text:span>sistema <text:span text:style-name="T3">posso</text:span> enviar informações periódicas para o usuária para mantê-la informada de acordo com seu período de gravidez;</text:p>
          <text:p text:style-name="P16"/>
        </text:list-item>
        <text:list-item>
          <text:p text:style-name="P17">Sendo <text:span text:style-name="T3">gerenciador de eventos do </text:span>sistema <text:span text:style-name="T3">posso</text:span> enviar <text:span text:style-name="T5">dicas</text:span> periódicas para o usuária para mantê-la informada <text:span text:style-name="T5">sobre diversos assuntos sobre gravidez</text:span>;</text:p>
          <text:p text:style-name="P17"/>
        </text:list-item>
        <text:list-item>
          <text:p text:style-name="P17">Sendo <text:span text:style-name="T3">gerenciador de eventos do </text:span>sistema <text:span text:style-name="T3">posso</text:span> enviar <text:span text:style-name="T5">ideias</text:span> periódicas para o usuária para <text:span text:style-name="T5">sugerir ações referentes ao período da gravidez</text:span>;</text:p>
        </text:list-item>
      </text:list>
      <text:p text:style-name="P18"/>
      <text:list xml:id="list160819437883935" text:continue-numbering="true" text:style-name="L1">
        <text:list-item>
          <text:p text:style-name="P13">Sendo <text:span text:style-name="T17">administrador do sistema</text:span> posso inserir dados pessoais <text:span text:style-name="T17">da usuária</text:span> para personalizar o app;</text:p>
          <text:p text:style-name="P13"><text:span text:style-name="T8">nome da criança,</text:span> data provável do nascimento do bebê, <text:span text:style-name="T8">sexo do bebê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7M25S</meta:editing-duration>
    <meta:editing-cycles>32</meta:editing-cycles>
    <meta:generator>LibreOffice/5.4.2.2$Windows_X86_64 LibreOffice_project/22b09f6418e8c2d508a9eaf86b2399209b0990f4</meta:generator>
    <dc:date>2017-12-07T16:08:17.369000000</dc:date>
    <meta:document-statistic meta:table-count="0" meta:image-count="0" meta:object-count="0" meta:page-count="2" meta:paragraph-count="34" meta:word-count="513" meta:character-count="3192" meta:non-whitespace-character-count="2740"/>
    <meta:user-defined meta:name="Info 1"/>
    <meta:user-defined meta:name="Info 2"/>
    <meta:user-defined meta:name="Info 3"/>
    <meta:user-defined meta:name="Info 4"/>
  </office:meta>
</office:document-meta>
</file>